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lita One" svg:font-family="'Lili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lita One" fo:font-size="20pt" officeooo:rsid="00019275" officeooo:paragraph-rsid="0001927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lita One" fo:font-size="20pt" officeooo:rsid="00019275" officeooo:paragraph-rsid="00019275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officeooo:paragraph-rsid="00019275"/>
    </style:style>
    <style:style style:name="P4" style:family="paragraph" style:parent-style-name="Standard">
      <style:paragraph-properties fo:text-align="start" style:justify-single-word="false"/>
      <style:text-properties officeooo:rsid="00028190" officeooo:paragraph-rsid="00028190"/>
    </style:style>
    <style:style style:name="T1" style:family="text">
      <style:text-properties officeooo:rsid="00019275"/>
    </style:style>
    <style:style style:name="T2" style:family="text">
      <style:text-properties style:font-name="Lilita One" fo:font-size="20pt" style:font-size-asian="20pt" style:font-size-complex="20pt"/>
    </style:style>
    <style:style style:name="T3" style:family="text">
      <style:text-properties style:font-name="Lilita One" fo:font-size="20pt" officeooo:rsid="00019275" style:font-size-asian="20pt" style:font-size-complex="20pt"/>
    </style:style>
    <style:style style:name="T4" style:family="text">
      <style:text-properties style:font-name="Lilita One" officeooo:rsid="00019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x pour titi</text:p>
      <text:p text:style-name="P2"/>
      <text:p text:style-name="P3"><text:span text:style-name="T3">Valise : </text:span><text:a xlink:type="simple" xlink:href="https://biy.ly/valisetiti" text:style-name="Internet_20_link" text:visited-style-name="Visited_20_Internet_20_Link"><text:span text:style-name="T3">Lien amazon</text:span></text:a></text:p>
      <text:p text:style-name="P3"><text:span text:style-name="T3">Tablette : </text:span><text:a xlink:type="simple" xlink:href="http://bit.ly/tablettetiti" text:style-name="Internet_20_link" text:visited-style-name="Visited_20_Internet_20_Link"><text:span text:style-name="T3">Lien Amazon</text:span></text:a></text:p>
      <text:p text:style-name="P3"><text:span text:style-name="T3">Hoverboard : </text:span><text:a xlink:type="simple" xlink:href="http://bit.ly/hoverboardtiti" text:style-name="Internet_20_link" text:visited-style-name="Visited_20_Internet_20_Link"><text:span text:style-name="T3">Lien Auchan</text:span></text:a></text:p>
      <text:p text:style-name="P3"><text:span text:style-name="T3">Truc en plus pour le hoverboard : </text:span><text:a xlink:type="simple" xlink:href="http://bit.ly/plusprbrdtiti" text:style-name="Internet_20_link" text:visited-style-name="Visited_20_Internet_20_Link"><text:span text:style-name="T3">Lien Amazon</text:span></text:a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2">(</text:span><text:span text:style-name="T3">J’</text:span><text:span text:style-name="T2">en profite pour dire que j’ai trouvé mon prochain tel : </text:span><text:a xlink:type="simple" xlink:href="http://bit.ly/prochainteltiti" text:style-name="Internet_20_link" text:visited-style-name="Visited_20_Internet_20_Link"><text:span text:style-name="T2">chez auchan</text:span></text:a><text:span text:style-name="T2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lita One" svg:font-family="'Lili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6:38:59.904000000</meta:creation-date>
    <dc:date>2021-04-22T16:56:39.798000000</dc:date>
    <meta:editing-duration>PT7M9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6" meta:word-count="37" meta:character-count="199" meta:non-whitespace-character-count="168"/>
  </office:meta>
</office:document-meta>
</file>